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1a0" officeooo:paragraph-rsid="0000b1a0"/>
    </style:style>
    <style:style style:name="P2" style:family="paragraph" style:parent-style-name="Standard">
      <style:text-properties officeooo:rsid="0000b1a0" officeooo:paragraph-rsid="0009e8b1"/>
    </style:style>
    <style:style style:name="P3" style:family="paragraph" style:parent-style-name="Standard">
      <style:text-properties officeooo:rsid="000fdade" officeooo:paragraph-rsid="000fdade"/>
    </style:style>
    <style:style style:name="T1" style:family="text">
      <style:text-properties officeooo:rsid="00022c21"/>
    </style:style>
    <style:style style:name="T2" style:family="text">
      <style:text-properties officeooo:rsid="00042154"/>
    </style:style>
    <style:style style:name="T3" style:family="text">
      <style:text-properties officeooo:rsid="000676fd"/>
    </style:style>
    <style:style style:name="T4" style:family="text">
      <style:text-properties officeooo:rsid="0009e8b1"/>
    </style:style>
    <style:style style:name="T5" style:family="text">
      <style:text-properties officeooo:rsid="0009f1c5"/>
    </style:style>
    <style:style style:name="T6" style:family="text">
      <style:text-properties officeooo:rsid="000dcd44"/>
    </style:style>
    <style:style style:name="T7" style:family="text">
      <style:text-properties officeooo:rsid="00117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ological sort is an algorithm that sorts vertices of a graph <text:span text:style-name="T7">such that all edges point from the left to the right in the list of sorted vertices.</text:span> The leftmost vertex would have <text:span text:style-name="T7">least vertices </text:span>pointing <text:span text:style-name="T7">towards it.</text:span> The opposite is true for the rightmost vertex.</text:p>
      <text:p text:style-name="P1"/>
      <text:p text:style-name="P2">For topological sort to have <text:span text:style-name="T5">a greater impact</text:span>, the algorithm should be graph-based and involve <text:span text:style-name="T1">vertices</text:span> being dependent on the <text:span text:style-name="T3">outputs of</text:span> other vertices for <text:span text:style-name="T2">their</text:span> <text:span text:style-name="T3">own</text:span> evaluation<text:span text:style-name="T2">s</text:span>. <text:span text:style-name="T3">It should not </text:span><text:span text:style-name="T4">have a starting vertex so that the next vertex to visit is less determined</text:span><text:span text:style-name="T3">, which will increase reliance on topological sort. The final criterion would be for the algorithm </text:span><text:span text:style-name="T4">to require every vertex be visited so that no part of the graph is ignored, </text:span><text:span text:style-name="T6">making</text:span><text:span text:style-name="T4"> the dependency issue more prevalent.</text:span></text:p>
      <text:p text:style-name="P2"/>
      <text:p text:style-name="P3">The best DFS-based candidate would be 3-dimensional matching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2:35:29.879885387</meta:creation-date>
    <dc:date>2022-11-13T23:34:31.784860390</dc:date>
    <meta:editing-duration>PT58M57S</meta:editing-duration>
    <meta:editing-cycles>14</meta:editing-cycles>
    <meta:generator>LibreOffice/7.3.6.2$Linux_X86_64 LibreOffice_project/30$Build-2</meta:generator>
    <meta:document-statistic meta:table-count="0" meta:image-count="0" meta:object-count="0" meta:page-count="1" meta:paragraph-count="3" meta:word-count="135" meta:character-count="810" meta:non-whitespace-character-count="677"/>
  </office:meta>
</office:document-meta>
</file>